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adbb78" style:parent-style-name="Table_20_Contents">
      <style:text-properties fo:background-color="#00cc33"/>
    </style:style>
    <style:style style:family="paragraph" style:name="a9c342e" style:parent-style-name="Table_20_Contents">
      <style:text-properties fo:background-color="#00cc33"/>
    </style:style>
    <style:style style:family="paragraph" style:name="aef8099" style:parent-style-name="Table_20_Contents">
      <style:text-properties fo:background-color="#00cc33"/>
    </style:style>
    <style:style style:family="paragraph" style:list-style-name="L1" style:name="a9e48b9" style:parent-style-name="ListParagraph">
      <style:paragraph-properties/>
    </style:style>
    <style:style style:family="paragraph" style:list-style-name="L1" style:name="a539bfc" style:parent-style-name="ListParagraph">
      <style:paragraph-properties/>
    </style:style>
    <style:style style:family="paragraph" style:name="a3ed7b8" style:parent-style-name="Table_20_Contents">
      <style:text-properties fo:background-color="#00cc33"/>
    </style:style>
    <style:style style:family="paragraph" style:name="a48e073" style:parent-style-name="Table_20_Contents">
      <style:text-properties fo:background-color="#00cc33"/>
    </style:style>
    <style:style style:family="paragraph" style:name="a651120" style:parent-style-name="Table_20_Contents">
      <style:text-properties fo:background-color="#00cc33"/>
    </style:style>
    <style:style style:family="paragraph" style:name="a615440" style:parent-style-name="Table_20_Contents">
      <style:text-properties fo:background-color="#00cc33"/>
    </style:style>
    <style:style style:family="paragraph" style:name="a7db6a1" style:parent-style-name="Table_20_Contents">
      <style:text-properties fo:background-color="#00cc33"/>
    </style:style>
    <style:style style:family="paragraph" style:name="a757f6f" style:parent-style-name="Table_20_Contents">
      <style:text-properties fo:background-color="#00cc33"/>
    </style:style>
    <style:style style:family="paragraph" style:name="af3295c" style:parent-style-name="Table_20_Contents">
      <style:text-properties fo:background-color="#00cc33"/>
    </style:style>
    <style:style style:family="paragraph" style:name="a1de51d" style:parent-style-name="Table_20_Contents">
      <style:text-properties fo:background-color="#00cc33"/>
    </style:style>
    <style:style style:family="paragraph" style:name="afba4f6" style:parent-style-name="Table_20_Contents">
      <style:text-properties fo:background-color="#00cc33"/>
    </style:style>
    <style:style style:family="paragraph" style:name="a329f5a" style:parent-style-name="Table_20_Contents">
      <style:text-properties fo:background-color="#00cc33"/>
    </style:style>
    <style:style style:family="table-cell" style:name="a3a74d0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fc328d" style:parent-style-name="Table_20_Contents">
      <style:text-properties fo:background-color="#00cc33"/>
    </style:style>
    <style:style style:family="table-cell" style:name="a46fb77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107692" style:parent-style-name="Table_20_Contents">
      <style:text-properties fo:background-color="#00cc33"/>
    </style:style>
    <style:style style:family="table-cell" style:name="a643b91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828e3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874d3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69ca6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d96d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a4a5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406b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1bfa51" style:parent-style-name="Table_20_Contents">
      <style:text-properties fo:background-color="#00cc33"/>
    </style:style>
    <style:style style:data-style-name="N0" style:family="table-cell" style:name="ae8bc18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e02ace" style:parent-style-name="Table_20_Contents">
      <style:text-properties fo:background-color="#00cc33"/>
    </style:style>
    <style:style style:data-style-name="N0" style:family="table-cell" style:name="a494ca6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f462aa" style:parent-style-name="Table_20_Contents">
      <style:text-properties fo:background-color="#00cc33"/>
    </style:style>
    <style:style style:data-style-name="N0" style:family="table-cell" style:name="ae35d3f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55a02a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2c5ab3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4f3bc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99351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efac99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30df2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3dca0">
      <style:table-column-properties style:rel-column-width="7287*"/>
    </style:style>
    <style:style style:family="table-column" style:name="a7c0a2b">
      <style:table-column-properties style:rel-column-width="7281*"/>
    </style:style>
    <style:style style:family="table" style:name="a77697a">
      <style:table-properties style:width="17.0cm" table:align="left"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able:table table:style-name="a77697a">
        <table:table-column table:number-columns-repeated="8" table:style-name="a7c0a2b"/>
        <table:table-column table:style-name="a53dca0"/>
        <table:table-row>
          <table:table-cell table:style-name="a730df2">
            <text:p text:style-name="Table_20_Contents">0</text:p>
          </table:table-cell>
          <table:table-cell table:style-name="aefac99">
            <text:p text:style-name="Table_20_Contents">1</text:p>
          </table:table-cell>
          <table:table-cell table:style-name="ab99351">
            <text:p text:style-name="Table_20_Contents">2</text:p>
          </table:table-cell>
          <table:table-cell table:style-name="a4f3bcb">
            <text:p text:style-name="Table_20_Contents">3</text:p>
          </table:table-cell>
          <table:table-cell table:style-name="a2c5ab3">
            <text:p text:style-name="Table_20_Contents">4</text:p>
          </table:table-cell>
          <table:table-cell table:style-name="a55a02a">
            <text:p text:style-name="Table_20_Contents">5</text:p>
          </table:table-cell>
          <table:table-cell table:style-name="ae35d3f">
            <text:p text:style-name="af462aa">6</text:p>
          </table:table-cell>
          <table:table-cell table:style-name="a494ca6">
            <text:p text:style-name="ae02ace">7</text:p>
          </table:table-cell>
          <table:table-cell table:style-name="ae8bc18">
            <text:p text:style-name="a1bfa51">8</text:p>
          </table:table-cell>
        </table:table-row>
        <table:table-row>
          <table:table-cell table:style-name="a5406b6">
            <text:p text:style-name="Table_20_Contents">a</text:p>
          </table:table-cell>
          <table:table-cell table:style-name="a1a4a54">
            <text:p text:style-name="Table_20_Contents">b</text:p>
          </table:table-cell>
          <table:table-cell table:style-name="a4d96d2">
            <text:p text:style-name="Table_20_Contents">c</text:p>
          </table:table-cell>
          <table:table-cell table:style-name="ac69ca6">
            <text:p text:style-name="Table_20_Contents">d</text:p>
          </table:table-cell>
          <table:table-cell table:style-name="a4874d3">
            <text:p text:style-name="Table_20_Contents">e</text:p>
          </table:table-cell>
          <table:table-cell table:style-name="ac828e3">
            <text:p text:style-name="Table_20_Contents">f</text:p>
          </table:table-cell>
          <table:table-cell table:style-name="a643b91">
            <text:p text:style-name="a107692">g</text:p>
          </table:table-cell>
          <table:table-cell table:style-name="a46fb77">
            <text:p text:style-name="afc328d">h</text:p>
          </table:table-cell>
          <table:table-cell table:style-name="a3a74d0">
            <text:p text:style-name="a329f5a">i</text:p>
          </table:table-cell>
        </table:table-row>
        <table:table-row>
          <table:table-cell table:style-name="a5406b6">
            <text:list text:continue-numbering="true" text:style-name="L1">
              <text:list-item>
                <text:p text:style-name="a539bfc">a</text:p>
              </text:list-item>
            </text:list>
          </table:table-cell>
          <table:table-cell table:style-name="a1a4a54">
            <text:p text:style-name="Table_20_Contents"/>
          </table:table-cell>
          <table:table-cell table:style-name="a4d96d2">
            <text:p text:style-name="Table_20_Contents"/>
          </table:table-cell>
          <table:table-cell table:style-name="ac69ca6">
            <text:p text:style-name="Table_20_Contents"/>
          </table:table-cell>
          <table:table-cell table:style-name="a4874d3">
            <text:p text:style-name="Table_20_Contents"/>
          </table:table-cell>
          <table:table-cell table:style-name="ac828e3">
            <text:p text:style-name="Table_20_Contents"/>
          </table:table-cell>
          <table:table-cell table:style-name="a643b91">
            <text:p text:style-name="afba4f6"/>
          </table:table-cell>
          <table:table-cell table:style-name="a46fb77">
            <text:p text:style-name="a1de51d"/>
          </table:table-cell>
          <table:table-cell table:style-name="a3a74d0">
            <text:p text:style-name="af3295c"/>
          </table:table-cell>
        </table:table-row>
        <table:table-row>
          <table:table-cell table:style-name="a5406b6">
            <text:list text:continue-numbering="true" text:style-name="L1">
              <text:list-item>
                <text:p text:style-name="a9e48b9"/>
              </text:list-item>
            </text:list>
          </table:table-cell>
          <table:table-cell table:style-name="a1a4a54">
            <text:p text:style-name="Table_20_Contents"/>
          </table:table-cell>
          <table:table-cell table:style-name="a4d96d2">
            <text:p text:style-name="Table_20_Contents"/>
          </table:table-cell>
          <table:table-cell table:style-name="ac69ca6">
            <text:p text:style-name="Table_20_Contents"/>
          </table:table-cell>
          <table:table-cell table:style-name="a4874d3">
            <text:p text:style-name="Table_20_Contents"/>
          </table:table-cell>
          <table:table-cell table:style-name="ac828e3">
            <text:p text:style-name="Table_20_Contents"/>
          </table:table-cell>
          <table:table-cell table:style-name="a643b91">
            <text:p text:style-name="aef8099"/>
          </table:table-cell>
          <table:table-cell table:style-name="a46fb77">
            <text:p text:style-name="a9c342e"/>
          </table:table-cell>
          <table:table-cell table:style-name="a3a74d0">
            <text:p text:style-name="aadbb78"/>
          </table:table-cell>
        </table:table-row>
        <table:table-row>
          <table:table-cell table:style-name="a5406b6">
            <text:p text:style-name="Table_20_Contents"/>
          </table:table-cell>
          <table:table-cell table:style-name="a1a4a54">
            <text:p text:style-name="Table_20_Contents"/>
          </table:table-cell>
          <table:table-cell table:style-name="a4d96d2">
            <text:p text:style-name="Table_20_Contents"/>
          </table:table-cell>
          <table:table-cell table:style-name="ac69ca6">
            <text:p text:style-name="Table_20_Contents"/>
          </table:table-cell>
          <table:table-cell table:style-name="a4874d3">
            <text:p text:style-name="Table_20_Contents"/>
          </table:table-cell>
          <table:table-cell table:style-name="ac828e3">
            <text:p text:style-name="Table_20_Contents"/>
          </table:table-cell>
          <table:table-cell table:style-name="a643b91">
            <text:p text:style-name="a757f6f"/>
          </table:table-cell>
          <table:table-cell table:style-name="a46fb77">
            <text:p text:style-name="a7db6a1"/>
          </table:table-cell>
          <table:table-cell table:style-name="a3a74d0">
            <text:p text:style-name="a615440"/>
          </table:table-cell>
        </table:table-row>
        <table:table-row>
          <table:table-cell table:style-name="a5406b6">
            <text:p text:style-name="Table_20_Contents"/>
          </table:table-cell>
          <table:table-cell table:style-name="a1a4a54">
            <text:p text:style-name="Table_20_Contents"/>
          </table:table-cell>
          <table:table-cell table:style-name="a4d96d2">
            <text:p text:style-name="Table_20_Contents"/>
          </table:table-cell>
          <table:table-cell table:style-name="ac69ca6">
            <text:p text:style-name="Table_20_Contents"/>
          </table:table-cell>
          <table:table-cell table:style-name="a4874d3">
            <text:p text:style-name="Table_20_Contents"/>
          </table:table-cell>
          <table:table-cell table:style-name="ac828e3">
            <text:p text:style-name="Table_20_Contents"/>
          </table:table-cell>
          <table:table-cell table:style-name="a643b91">
            <text:p text:style-name="a651120"/>
          </table:table-cell>
          <table:table-cell table:style-name="a46fb77">
            <text:p text:style-name="a48e073"/>
          </table:table-cell>
          <table:table-cell table:style-name="a3a74d0">
            <text:p text:style-name="a3ed7b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8</dc:date>
    <meta:editing-cycles>2</meta:editing-cycles>
    <meta:editing-duration>PT0.116S</meta:editing-duration>
  </office:meta>
</office:document-meta>
</file>